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80808" style:font-name="JetBrains Mono" fo:font-size="13pt" fo:background-color="#ffffff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style="italic"/>
    </style:style>
    <style:style style:name="T2" style:family="text">
      <style:text-properties fo:color="#0033b3"/>
    </style:style>
    <style:style style:name="T3" style:family="text">
      <style:text-properties fo:color="#000000"/>
    </style:style>
    <style:style style:name="T4" style:family="text">
      <style:text-properties fo:color="#9e880d"/>
    </style:style>
    <style:style style:name="T5" style:family="text">
      <style:text-properties fo:color="#871094"/>
    </style:style>
    <style:style style:name="T6" style:family="text">
      <style:text-properties fo:color="#871094" fo:font-style="italic"/>
    </style:style>
    <style:style style:name="T7" style:family="text">
      <style:text-properties fo:color="#067d17"/>
    </style:style>
    <style:style style:name="T8" style:family="text">
      <style:text-properties fo:color="#00627a"/>
    </style:style>
    <style:style style:name="T9" style:family="text">
      <style:text-properties fo:color="#0037a6"/>
    </style:style>
    <style:style style:name="T10" style:family="text">
      <style:text-properties fo:color="#1750eb"/>
    </style:style>
    <style:style style:name="T11" style:family="text">
      <style:text-properties fo:color="#8c8c8c"/>
    </style:style>
    <style:style style:name="T12" style:family="text">
      <style:text-properties fo:color="#8c8c8c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ckage </text:span><text:span text:style-name="T3">OrangeHRM</text:span>;<text:line-break/><text:line-break/><text:span text:style-name="T2">import </text:span><text:span text:style-name="T3">org.openqa.selenium.By</text:span>;<text:line-break/><text:span text:style-name="T2">import </text:span><text:span text:style-name="T3">org.openqa.selenium.Keys</text:span>;<text:line-break/><text:span text:style-name="T2">import </text:span><text:span text:style-name="T3">org.openqa.selenium.WebDriver</text:span>;<text:line-break/><text:span text:style-name="T2">import </text:span><text:span text:style-name="T3">org.openqa.selenium.WebElement</text:span>;<text:line-break/><text:span text:style-name="T2">import </text:span><text:span text:style-name="T3">org.openqa.selenium.chrome.ChromeDriver</text:span>;<text:line-break/><text:span text:style-name="T2">import </text:span><text:span text:style-name="T3">org.openqa.selenium.interactions.Actions</text:span>;<text:line-break/><text:span text:style-name="T2">import </text:span><text:span text:style-name="T3">org.testng.annotations.</text:span><text:span text:style-name="T4">BeforeMethod</text:span>;<text:line-break/><text:span text:style-name="T2">import </text:span><text:span text:style-name="T3">org.testng.annotations.</text:span><text:span text:style-name="T4">Test</text:span>;<text:line-break/><text:line-break/><text:span text:style-name="T2">import </text:span><text:span text:style-name="T3">java.util.concurrent.TimeUnit</text:span>;<text:line-break/><text:line-break/><text:span text:style-name="T2">public class </text:span><text:span text:style-name="T3">Module1and2 </text:span>{<text:line-break/> <text:s text:c="2"/><text:span text:style-name="T3">WebDriver </text:span><text:span text:style-name="T5">driver</text:span>=<text:span text:style-name="T2">null</text:span>;<text:line-break/> <text:s text:c="2"/><text:span text:style-name="T3">String </text:span><text:span text:style-name="T5">url</text:span>=<text:span text:style-name="T7">"https://opensource-demo.orangehrmlive.com/web/index.php/auth/login"</text:span>;<text:line-break/><text:line-break/> <text:s text:c="2"/><text:span text:style-name="T4">@Test<text:line-break/> <text:s text:c="2"/></text:span><text:span text:style-name="T2">public void </text:span><text:span text:style-name="T8">driver</text:span>(){<text:line-break/> <text:s text:c="6"/><text:span text:style-name="T3">System</text:span>.<text:span text:style-name="T1">setProperty</text:span>(<text:span text:style-name="T7">"WebDriver.chrome.driver"</text:span>,<text:span text:style-name="T7">"C:</text:span><text:span text:style-name="T9">\\</text:span><text:span text:style-name="T7">Users</text:span><text:span text:style-name="T9">\\</text:span><text:span text:style-name="T7">pc</text:span><text:span text:style-name="T9">\\</text:span><text:span text:style-name="T7">Downloads</text:span><text:span text:style-name="T9">\\</text:span><text:span text:style-name="T7">chromedriver_win32</text:span><text:span text:style-name="T9">\\</text:span><text:span text:style-name="T7">chromedriver.exe"</text:span>);<text:line-break/> <text:s text:c="7"/><text:span text:style-name="T5">driver</text:span>= <text:span text:style-name="T2">new </text:span>ChromeDriver();<text:line-break/> <text:s text:c="6"/><text:span text:style-name="T5">driver</text:span>.get(<text:span text:style-name="T5">url</text:span>);<text:line-break/> <text:s text:c="6"/><text:span text:style-name="T5">driver</text:span>.manage().window().maximize();<text:line-break/> <text:s text:c="2"/>}<text:line-break/><text:line-break/> <text:s text:c="2"/><text:span text:style-name="T4">@Test<text:line-break/> <text:s text:c="2"/></text:span><text:span text:style-name="T2">public void </text:span><text:span text:style-name="T8">login</text:span>(){<text:line-break/> <text:s text:c="6"/><text:span text:style-name="T5">driver</text:span>.manage().timeouts().implicitlyWait(<text:span text:style-name="T10">5</text:span>, <text:span text:style-name="T3">TimeUnit</text:span>.<text:span text:style-name="T6">SECONDS</text:span>);<text:line-break/> <text:s text:c="6"/><text:span text:style-name="T3">WebElement userName</text:span>= <text:span text:style-name="T5">driver</text:span>.findElement(<text:span text:style-name="T3">By</text:span>.<text:span text:style-name="T1">name</text:span>(<text:span text:style-name="T7">"username"</text:span>));<text:line-break/> <text:s text:c="6"/><text:span text:style-name="T3">userName</text:span>.sendKeys(<text:span text:style-name="T7">"Admin"</text:span>);<text:line-break/> <text:s text:c="6"/><text:span text:style-name="T3">Actions action</text:span>= <text:span text:style-name="T2">new </text:span>Actions(<text:span text:style-name="T5">driver</text:span>);<text:line-break/> <text:s text:c="6"/><text:span text:style-name="T3">action</text:span>.sendKeys(<text:span text:style-name="T3">Keys</text:span>.<text:span text:style-name="T6">TAB</text:span>);<text:line-break/> <text:s text:c="6"/><text:span text:style-name="T3">WebElement password</text:span>= <text:span text:style-name="T5">driver</text:span>.findElement(<text:span text:style-name="T3">By</text:span>.<text:span text:style-name="T1">name</text:span>(<text:span text:style-name="T7">"password"</text:span>));<text:line-break/> <text:s text:c="6"/><text:span text:style-name="T3">password</text:span>.sendKeys(<text:span text:style-name="T7">"admin123"</text:span>);<text:line-break/> <text:s text:c="6"/><text:span text:style-name="T3">action</text:span>.sendKeys(<text:span text:style-name="T3">Keys</text:span>.<text:span text:style-name="T6">ENTER</text:span>).perform();<text:line-break/><text:line-break/> <text:s text:c="2"/>}<text:line-break/><text:line-break/> <text:s text:c="2"/><text:span text:style-name="T4">@Test<text:line-break/> <text:s text:c="2"/></text:span><text:span text:style-name="T2">public void </text:span><text:span text:style-name="T8">myInfo</text:span>(){<text:line-break/><text:soft-page-break/> <text:s text:c="6"/><text:span text:style-name="T5">driver</text:span>.manage().timeouts().implicitlyWait(<text:span text:style-name="T10">5</text:span>, <text:span text:style-name="T3">TimeUnit</text:span>.<text:span text:style-name="T6">SECONDS</text:span>);<text:line-break/> <text:s text:c="6"/><text:span text:style-name="T3">WebElement myIn</text:span>= <text:span text:style-name="T5">driver</text:span>.findElement(<text:span text:style-name="T3">By</text:span>.<text:span text:style-name="T1">xpath</text:span>(<text:span text:style-name="T7">"//*[@id='app']/div[1]/div[1]/aside/nav/div[2]/ul/li[6]/a/span"</text:span>));<text:line-break/> <text:s text:c="6"/><text:span text:style-name="T3">myIn</text:span>.click();<text:line-break/> <text:s text:c="2"/>}<text:line-break/><text:line-break/> <text:s text:c="2"/><text:span text:style-name="T4">@Test<text:line-break/> <text:s text:c="2"/></text:span><text:span text:style-name="T2">public void </text:span><text:span text:style-name="T8">personalDetails</text:span>(){<text:line-break/> <text:s text:c="6"/><text:span text:style-name="T5">driver</text:span>.manage().timeouts().implicitlyWait(<text:span text:style-name="T10">5</text:span>, <text:span text:style-name="T3">TimeUnit</text:span>.<text:span text:style-name="T6">SECONDS</text:span>);<text:line-break/> <text:s text:c="6"/><text:span text:style-name="T3">WebElement pDetails</text:span>= <text:span text:style-name="T5">driver</text:span>.findElement(<text:span text:style-name="T3">By</text:span>.<text:span text:style-name="T1">xpath</text:span>(<text:span text:style-name="T7">"//*[@class='orangehrm-tabs-item --active']"</text:span>));<text:line-break/> <text:s text:c="6"/><text:span text:style-name="T3">pDetails</text:span>.click();<text:line-break/> <text:s text:c="2"/>}<text:line-break/><text:line-break/><text:line-break/> <text:s text:c="2"/><text:span text:style-name="T4">@Test<text:line-break/> <text:s text:c="2"/></text:span><text:span text:style-name="T2">public void </text:span><text:span text:style-name="T8">fullName</text:span>(){<text:line-break/> <text:s text:c="6"/><text:span text:style-name="T5">driver</text:span>.manage().timeouts().implicitlyWait(<text:span text:style-name="T10">10</text:span>, <text:span text:style-name="T3">TimeUnit</text:span>.<text:span text:style-name="T6">SECONDS</text:span>);<text:line-break/> <text:s text:c="6"/><text:span text:style-name="T3">WebElement fName</text:span>=<text:span text:style-name="T5">driver</text:span>.findElement(<text:span text:style-name="T3">By</text:span>.<text:span text:style-name="T1">xpath</text:span>(<text:span text:style-name="T7">"//input[@class='oxd-input oxd-input--active orangehrm-firstname']"</text:span>));<text:line-break/> <text:s text:c="6"/><text:span text:style-name="T3">fName</text:span>.clear();<text:line-break/> <text:s text:c="6"/><text:span text:style-name="T3">fName</text:span>.sendKeys(<text:span text:style-name="T7">"Hari"</text:span>);<text:line-break/> <text:s text:c="2"/>}<text:line-break/><text:line-break/> <text:s text:c="2"/><text:span text:style-name="T4">@Test<text:line-break/> <text:s text:c="2"/></text:span><text:span text:style-name="T2">public void </text:span><text:span text:style-name="T8">lastName</text:span>(){<text:line-break/><text:span text:style-name="T12">// <text:s text:c="7"/>driver.manage().timeouts().implicitlyWait(10, TimeUnit.SECONDS);<text:line-break/></text:span><text:span text:style-name="T11"> <text:s text:c="6"/></text:span><text:span text:style-name="T3">WebElement lName</text:span>=<text:span text:style-name="T5">driver</text:span>.findElement(<text:span text:style-name="T3">By</text:span>.<text:span text:style-name="T1">name</text:span>(<text:span text:style-name="T7">"lastName"</text:span>));<text:line-break/> <text:s text:c="6"/><text:span text:style-name="T3">lName</text:span>.clear();<text:line-break/> <text:s text:c="6"/><text:span text:style-name="T3">lName</text:span>.sendKeys(<text:span text:style-name="T7">"Vinay"</text:span>);<text:line-break/><text:line-break/> <text:s text:c="6"/><text:span text:style-name="T12">//*[@name="lastName"]<text:line-break/></text:span><text:span text:style-name="T11"> <text:s text:c="2"/></text:span>}<text:line-break/><text:line-break/><text:line-break/><text:line-break/>}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8-09T11:44:59.78</meta:creation-date>
    <meta:document-statistic meta:table-count="0" meta:image-count="0" meta:object-count="0" meta:page-count="3" meta:paragraph-count="1" meta:word-count="112" meta:character-count="2285"/>
    <dc:date>2023-08-09T11:50:56.80</dc:date>
    <dc:creator>Hari Shankar</dc:creator>
    <meta:editing-duration>PT6M11S</meta:editing-duration>
    <meta:editing-cycles>1</meta:editing-cycles>
    <meta:generator>OpenOffice/4.1.14$Win32 OpenOffice.org_project/4114m1$Build-9811</meta:generator>
  </office:meta>
</office:document-meta>
</file>